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.005cm" svg:height="9.012cm" svg:x="10.4cm" svg:y="0.49cm">
            <draw:object draw:notify-on-update-of-ranges="Hoja1.B2:Hoja1.B2 Hoja1.B3:Hoja1.B9 Hoja1.C2:Hoja1.C2 Hoja1.C3:Hoja1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Número de Tweets</text:p>
          </table:table-cell>
        </table:table-row>
        <table:table-row table:style-name="ro1">
          <table:table-cell/>
          <table:table-cell office:value-type="string" calcext:value-type="string">
            <text:p>26-03-201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/>
          <table:table-cell office:value-type="string" calcext:value-type="string">
            <text:p>27-03-201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string" calcext:value-type="string">
            <text:p>28-03-2017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string" calcext:value-type="string">
            <text:p>29-03-2017</text:p>
          </table:table-cell>
          <table:table-cell office:value-type="float" office:value="115254" calcext:value-type="float">
            <text:p>115254</text:p>
          </table:table-cell>
        </table:table-row>
        <table:table-row table:style-name="ro1">
          <table:table-cell/>
          <table:table-cell office:value-type="string" calcext:value-type="string">
            <text:p>30-03-2017</text:p>
          </table:table-cell>
          <table:table-cell office:value-type="float" office:value="61724" calcext:value-type="float">
            <text:p>61724</text:p>
          </table:table-cell>
        </table:table-row>
        <table:table-row table:style-name="ro1">
          <table:table-cell/>
          <table:table-cell office:value-type="string" calcext:value-type="string">
            <text:p>31-03-2017</text:p>
          </table:table-cell>
          <table:table-cell office:value-type="float" office:value="20846" calcext:value-type="float">
            <text:p>20846</text:p>
          </table:table-cell>
        </table:table-row>
        <table:table-row table:style-name="ro1">
          <table:table-cell/>
          <table:table-cell office:value-type="string" calcext:value-type="string">
            <text:p>01-04-2017</text:p>
          </table:table-cell>
          <table:table-cell office:value-type="float" office:value="9125" calcext:value-type="float">
            <text:p>9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3:40:16.7288775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thami Olivas</meta:initial-creator>
    <meta:creation-date>2017-04-02T12:37:40.239041645</meta:creation-date>
    <dc:date>2017-04-02T13:59:48.705567561</dc:date>
    <dc:creator>Aythami Olivas</dc:creator>
    <meta:editing-duration>PT37M20S</meta:editing-duration>
    <meta:editing-cycles>5</meta:editing-cycles>
    <meta:generator>LibreOffice/4.3.3.2$Linux_X86_64 LibreOffice_project/43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13cm" xlink:href=".." xlink:type="simple" chart:class="chart:line" chart:style-name="ch1">
        <chart:title svg:x="0.604cm" svg:y="0.316cm" chart:style-name="ch2">
          <text:p>Evolución del número de Tweets en español que contienen "Carrero Blanco"</text:p>
        </chart:title>
        <chart:plot-area chart:style-name="ch3" table:cell-range-address="Hoja1.B2:Hoja1.C9" chart:data-source-has-labels="both" svg:x="1.331cm" svg:y="1.275cm" svg:width="14.355cm" svg:height="6.577cm">
          <chartooo:coordinate-region svg:x="2.693cm" svg:y="1.474cm" svg:width="12.145cm" svg:height="5.731cm"/>
          <chart:axis chart:dimension="x" chart:name="primary-x" chart:style-name="ch4" chartooo:axis-type="auto">
            <chartooo:date-scale/>
            <chart:title svg:x="8.001cm" svg:y="8.032cm" chart:style-name="ch5">
              <text:p>Fecha</text:p>
            </chart:title>
            <chart:categories table:cell-range-address="Hoja1.B3:Hoja1.B9"/>
          </chart:axis>
          <chart:axis chart:dimension="y" chart:name="primary-y" chart:style-name="ch4">
            <chart:title svg:x="0.451cm" svg:y="5.983cm" chart:style-name="ch6">
              <text:p>Numero de Tweets</text:p>
            </chart:title>
            <chart:grid chart:style-name="ch7" chart:class="major"/>
          </chart:axis>
          <chart:series chart:style-name="ch8" chart:values-cell-range-address="Hoja1.C3:Hoja1.C9" chart:label-cell-address="Hoja1.C2:Hoja1.C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Tweets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6-03-2017</text:p>
                <draw:g>
                  <svg:desc>Hoja1.B3:Hoja1.B9</svg:desc>
                </draw:g>
              </table:table-cell>
              <table:table-cell office:value-type="float" office:value="1735">
                <text:p>1735</text:p>
                <draw:g>
                  <svg:desc>Hoja1.C3:Hoja1.C9</svg:desc>
                </draw:g>
              </table:table-cell>
            </table:table-row>
            <table:table-row>
              <table:table-cell office:value-type="string">
                <text:p>27-03-201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8-03-201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-03-2017</text:p>
              </table:table-cell>
              <table:table-cell office:value-type="float" office:value="115254">
                <text:p>115254</text:p>
              </table:table-cell>
            </table:table-row>
            <table:table-row>
              <table:table-cell office:value-type="string">
                <text:p>30-03-2017</text:p>
              </table:table-cell>
              <table:table-cell office:value-type="float" office:value="61724">
                <text:p>61724</text:p>
              </table:table-cell>
            </table:table-row>
            <table:table-row>
              <table:table-cell office:value-type="string">
                <text:p>31-03-2017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01-04-2017</text:p>
              </table:table-cell>
              <table:table-cell office:value-type="float" office:value="9125">
                <text:p>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